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monospace" svg:font-family="monospace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3.992cm" style:rel-column-width="2263*"/>
    </style:style>
    <style:style style:name="Tabela1.B" style:family="table-column">
      <style:table-column-properties style:column-width="12.104cm" style:rel-column-width="6862*"/>
    </style:style>
    <style:style style:name="Tabela1.C" style:family="table-column">
      <style:table-column-properties style:column-width="0.905cm" style:rel-column-width="513*"/>
    </style:style>
    <style:style style:name="Tabela1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ela1.B1" style:family="table-cell">
      <style:table-cell-properties fo:padding="0.097cm" fo:border="0.05pt dotted #000000"/>
    </style:style>
    <style:style style:name="Tabela1.A2" style:family="table-cell">
      <style:table-cell-properties fo:padding="0.097cm" fo:border-left="0.05pt dotted #000000" fo:border-right="none" fo:border-top="none" fo:border-bottom="0.05pt dotted #000000"/>
    </style:style>
    <style:style style:name="Tabela1.B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1.3" style:family="table-row">
      <style:table-row-properties style:min-row-height="7.213cm"/>
    </style:style>
    <style:style style:name="Tabela2" style:family="table">
      <style:table-properties style:width="3.595cm" table:align="left"/>
    </style:style>
    <style:style style:name="Tabela2.A" style:family="table-column">
      <style:table-column-properties style:column-width="3.595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815cm" table:align="margins" style:writing-mode="page"/>
    </style:style>
    <style:style style:name="Tabela4.A" style:family="table-column">
      <style:table-column-properties style:column-width="12.815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2.815cm" table:align="margins" style:writing-mode="page"/>
    </style:style>
    <style:style style:name="Tabela6.A" style:family="table-column">
      <style:table-column-properties style:column-width="12.815cm" style:rel-column-width="65535*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3.348cm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798cm" table:align="margins" style:writing-mode="page"/>
    </style:style>
    <style:style style:name="Tabela3.A" style:family="table-column">
      <style:table-column-properties style:column-width="3.798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2.815cm" table:align="margins" style:writing-mode="page"/>
    </style:style>
    <style:style style:name="Tabela5.A" style:family="table-column">
      <style:table-column-properties style:column-width="5.203cm" style:rel-column-width="2950*"/>
    </style:style>
    <style:style style:name="Tabela5.B" style:family="table-column">
      <style:table-column-properties style:column-width="7.611cm" style:rel-column-width="431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2.815cm" table:align="margins" style:writing-mode="page"/>
    </style:style>
    <style:style style:name="Tabela7.A" style:family="table-column">
      <style:table-column-properties style:column-width="12.815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2.815cm" table:align="margins" style:writing-mode="page"/>
    </style:style>
    <style:style style:name="Tabela8.A" style:family="table-column">
      <style:table-column-properties style:column-width="12.815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2.815cm" table:align="margins" style:writing-mode="page"/>
    </style:style>
    <style:style style:name="Tabela9.A" style:family="table-column">
      <style:table-column-properties style:column-width="12.815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2.621cm" table:align="margins" style:shadow="none"/>
    </style:style>
    <style:style style:name="Tabela10.A" style:family="table-column">
      <style:table-column-properties style:column-width="2.492cm" style:rel-column-width="1413*"/>
    </style:style>
    <style:style style:name="Tabela10.B" style:family="table-column">
      <style:table-column-properties style:column-width="10.128cm" style:rel-column-width="5742*"/>
    </style:style>
    <style:style style:name="Tabela10.1" style:family="table-row">
      <style:table-row-properties style:min-row-height="0.397cm"/>
    </style:style>
    <style:style style:name="Tabela10.A1" style:family="table-cell">
      <style:table-cell-properties fo:padding="0.097cm" fo:border="none"/>
    </style:style>
    <style:style style:name="P1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nsolas" fo:font-size="8pt" fo:font-weight="bold" officeooo:rsid="000ab14f" officeooo:paragraph-rsid="00158e58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nsolas" fo:font-size="8pt" fo:font-weight="bold" officeooo:rsid="000ef5a2" officeooo:paragraph-rsid="001aea1c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6pt" officeooo:rsid="000ab14f" officeooo:paragraph-rsid="000ab14f" style:font-size-asian="6pt" style:font-size-complex="6pt"/>
    </style:style>
    <style:style style:name="P5" style:family="paragraph" style:parent-style-name="Standard">
      <style:text-properties style:font-name="Consolas" fo:font-size="6pt" officeooo:rsid="000ab14f" officeooo:paragraph-rsid="00158e58" style:font-size-asian="6pt" style:font-size-complex="6pt"/>
    </style:style>
    <style:style style:name="P6" style:family="paragraph" style:parent-style-name="Standard">
      <style:text-properties style:font-name="Consolas" fo:font-size="6pt" fo:font-style="italic" officeooo:rsid="000ab14f" officeooo:paragraph-rsid="000ab14f" style:font-size-asian="6pt" style:font-style-asian="italic" style:font-size-complex="6pt" style:font-style-complex="italic"/>
    </style:style>
    <style:style style:name="P7" style:family="paragraph" style:parent-style-name="Standard">
      <style:text-properties style:font-name="Consolas" fo:font-size="6pt" fo:font-style="italic" officeooo:rsid="000ab14f" officeooo:paragraph-rsid="00158e58" style:font-size-asian="6pt" style:font-style-asian="italic" style:font-size-complex="6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1ecd67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0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c97da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e00f4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c97da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1ecd67"/>
    </style:style>
    <style:style style:name="P14" style:family="paragraph" style:parent-style-name="Table_20_Contents">
      <style:text-properties style:font-name="Consolas" fo:font-size="8pt" style:font-size-asian="8pt" style:font-size-complex="8pt"/>
    </style:style>
    <style:style style:name="P15" style:family="paragraph" style:parent-style-name="Table_20_Contents">
      <style:text-properties style:font-name="Consolas" fo:font-size="8pt" fo:font-weight="bold" officeooo:rsid="000ef5a2" officeooo:paragraph-rsid="000ef5a2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Consolas" fo:font-size="8pt" fo:font-weight="bold" officeooo:rsid="00174e0d" officeooo:paragraph-rsid="001aea1c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Consolas" fo:font-size="8pt" fo:font-weight="bold" officeooo:rsid="0012e46d" officeooo:paragraph-rsid="0012e46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nsolas" fo:font-size="8pt" fo:font-weight="bold" officeooo:rsid="001c6c60" officeooo:paragraph-rsid="001c6c60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Consolas" fo:font-size="8pt" fo:font-weight="bold" officeooo:rsid="0025fec0" officeooo:paragraph-rsid="0025fec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Consolas" fo:font-size="8pt" fo:font-style="normal" fo:font-weight="bold" officeooo:rsid="0021adbc" officeooo:paragraph-rsid="0021adbc" style:font-size-asian="8pt" style:font-style-asian="normal" style:font-weight-asian="bold" style:font-size-complex="8pt" style:font-style-complex="normal" style:font-weight-complex="bold"/>
    </style:style>
    <style:style style:name="P21" style:family="paragraph" style:parent-style-name="Table_20_Contents">
      <style:text-properties style:font-name="Consolas" fo:font-size="6pt" fo:font-style="italic" officeooo:rsid="002343c4" officeooo:paragraph-rsid="002343c4" style:font-size-asian="6pt" style:font-style-asian="italic" style:font-size-complex="6pt" style:font-style-complex="italic"/>
    </style:style>
    <style:style style:name="P22" style:family="paragraph" style:parent-style-name="Table_20_Contents">
      <style:text-properties style:font-name="Consolas" fo:font-size="6pt" fo:font-style="italic" officeooo:rsid="002343c4" officeooo:paragraph-rsid="00247869" style:font-size-asian="6pt" style:font-style-asian="italic" style:font-size-complex="6pt" style:font-style-complex="italic"/>
    </style:style>
    <style:style style:name="P23" style:family="paragraph" style:parent-style-name="Table_20_Contents">
      <style:text-properties style:font-name="Consolas" fo:font-size="6pt" fo:font-style="italic" officeooo:rsid="002343c4" officeooo:paragraph-rsid="0024fbd3" style:font-size-asian="6pt" style:font-style-asian="italic" style:font-size-complex="6pt" style:font-style-complex="italic"/>
    </style:style>
    <style:style style:name="P24" style:family="paragraph" style:parent-style-name="Table_20_Contents">
      <style:text-properties style:font-name="Consolas" fo:font-size="6pt" fo:font-style="italic" officeooo:rsid="0021adbc" officeooo:paragraph-rsid="002343c4" style:font-size-asian="6pt" style:font-style-asian="italic" style:font-size-complex="6pt" style:font-style-complex="italic"/>
    </style:style>
    <style:style style:name="P25" style:family="paragraph" style:parent-style-name="Table_20_Contents">
      <style:text-properties style:font-name="Consolas" fo:font-size="6pt" fo:font-style="italic" officeooo:rsid="00247869" officeooo:paragraph-rsid="00247869" style:font-size-asian="6pt" style:font-style-asian="italic" style:font-size-complex="6pt" style:font-style-complex="italic"/>
    </style:style>
    <style:style style:name="P26" style:family="paragraph" style:parent-style-name="Table_20_Contents">
      <style:text-properties style:font-name="Consolas" fo:font-size="6pt" fo:font-style="italic" fo:font-weight="bold" officeooo:rsid="0021adbc" officeooo:paragraph-rsid="002343c4" style:font-size-asian="6pt" style:font-style-asian="italic" style:font-weight-asian="bold" style:font-size-complex="6pt" style:font-style-complex="italic" style:font-weight-complex="bold"/>
    </style:style>
    <style:style style:name="P27" style:family="paragraph" style:parent-style-name="Table_20_Contents">
      <style:text-properties style:font-name="Consolas" fo:font-size="6pt" style:font-size-asian="6pt" style:font-size-complex="6pt"/>
    </style:style>
    <style:style style:name="P28" style:family="paragraph" style:parent-style-name="Table_20_Contents">
      <style:text-properties style:font-name="Consolas" fo:font-size="6pt" officeooo:rsid="000db5fd" officeooo:paragraph-rsid="000ef5a2" style:font-size-asian="6pt" style:font-size-complex="6pt"/>
    </style:style>
    <style:style style:name="P29" style:family="paragraph" style:parent-style-name="Table_20_Contents">
      <style:text-properties style:font-name="Consolas" fo:font-size="6pt" officeooo:rsid="000ef5a2" officeooo:paragraph-rsid="000db5fd" style:font-size-asian="6pt" style:font-size-complex="6pt"/>
    </style:style>
    <style:style style:name="P30" style:family="paragraph" style:parent-style-name="Table_20_Contents">
      <style:text-properties style:font-name="Consolas" fo:font-size="6pt" officeooo:rsid="000ef5a2" officeooo:paragraph-rsid="000ef5a2" style:font-size-asian="6pt" style:font-size-complex="6pt"/>
    </style:style>
    <style:style style:name="P31" style:family="paragraph" style:parent-style-name="Table_20_Contents">
      <style:text-properties style:font-name="Consolas" fo:font-size="6pt" officeooo:rsid="000ef971" officeooo:paragraph-rsid="000ef971" style:font-size-asian="6pt" style:font-size-complex="6pt"/>
    </style:style>
    <style:style style:name="P32" style:family="paragraph" style:parent-style-name="Table_20_Contents">
      <style:text-properties style:font-name="Consolas" fo:font-size="6pt" officeooo:rsid="0012c0c5" officeooo:paragraph-rsid="0012c0c5" style:font-size-asian="6pt" style:font-size-complex="6pt"/>
    </style:style>
    <style:style style:name="P33" style:family="paragraph" style:parent-style-name="Table_20_Contents">
      <style:text-properties style:font-name="Consolas" fo:font-size="6pt" officeooo:rsid="0012e46d" officeooo:paragraph-rsid="0012e46d" style:font-size-asian="6pt" style:font-size-complex="6pt"/>
    </style:style>
    <style:style style:name="P34" style:family="paragraph" style:parent-style-name="Table_20_Contents">
      <style:text-properties style:font-name="Consolas" fo:font-size="6pt" officeooo:rsid="0012e46d" officeooo:paragraph-rsid="0012fa9f" style:font-size-asian="6pt" style:font-size-complex="6pt"/>
    </style:style>
    <style:style style:name="P35" style:family="paragraph" style:parent-style-name="Table_20_Contents">
      <style:text-properties style:font-name="Consolas" fo:font-size="6pt" officeooo:rsid="0012fa9f" officeooo:paragraph-rsid="0012fa9f" style:font-size-asian="6pt" style:font-size-complex="6pt"/>
    </style:style>
    <style:style style:name="P36" style:family="paragraph" style:parent-style-name="Table_20_Contents">
      <style:text-properties style:font-name="Consolas" fo:font-size="6pt" officeooo:rsid="0013d60d" officeooo:paragraph-rsid="0013d60d" style:font-size-asian="6pt" style:font-size-complex="6pt"/>
    </style:style>
    <style:style style:name="P37" style:family="paragraph" style:parent-style-name="Table_20_Contents">
      <style:text-properties style:font-name="Consolas" fo:font-size="6pt" officeooo:rsid="00174e0d" officeooo:paragraph-rsid="00174e0d" style:font-size-asian="6pt" style:font-size-complex="6pt"/>
    </style:style>
    <style:style style:name="P38" style:family="paragraph" style:parent-style-name="Table_20_Contents">
      <style:text-properties style:font-name="Consolas" fo:font-size="6pt" officeooo:rsid="001aea1c" officeooo:paragraph-rsid="001aea1c" style:font-size-asian="6pt" style:font-size-complex="6pt"/>
    </style:style>
    <style:style style:name="P39" style:family="paragraph" style:parent-style-name="Table_20_Contents">
      <style:text-properties style:font-name="Consolas" fo:font-size="6pt" officeooo:paragraph-rsid="001aea1c" style:font-size-asian="6pt" style:font-size-complex="6pt"/>
    </style:style>
    <style:style style:name="P40" style:family="paragraph" style:parent-style-name="Table_20_Contents">
      <style:text-properties style:font-name="Consolas" fo:font-size="6pt" officeooo:paragraph-rsid="001c0e8e" style:font-size-asian="6pt" style:font-size-complex="6pt"/>
    </style:style>
    <style:style style:name="P41" style:family="paragraph" style:parent-style-name="Table_20_Contents">
      <style:text-properties style:font-name="Consolas" fo:font-size="6pt" officeooo:rsid="001c0e8e" officeooo:paragraph-rsid="001c0e8e" style:font-size-asian="6pt" style:font-size-complex="6pt"/>
    </style:style>
    <style:style style:name="P42" style:family="paragraph" style:parent-style-name="Table_20_Contents">
      <style:text-properties style:font-name="Consolas" fo:font-size="6pt" officeooo:rsid="001c6c60" officeooo:paragraph-rsid="001c6c60" style:font-size-asian="6pt" style:font-size-complex="6pt"/>
    </style:style>
    <style:style style:name="P43" style:family="paragraph" style:parent-style-name="Table_20_Contents">
      <style:text-properties style:font-name="Consolas" fo:font-size="6pt" officeooo:rsid="001c97da" officeooo:paragraph-rsid="001c97da" style:font-size-asian="6pt" style:font-size-complex="6pt"/>
    </style:style>
    <style:style style:name="P44" style:family="paragraph" style:parent-style-name="Table_20_Contents">
      <style:text-properties style:font-name="Consolas" fo:font-size="6pt" fo:font-weight="bold" officeooo:rsid="00174e0d" officeooo:paragraph-rsid="00174e0d" style:font-size-asian="6pt" style:font-weight-asian="bold" style:font-size-complex="6pt" style:font-weight-complex="bold"/>
    </style:style>
    <style:style style:name="P45" style:family="paragraph" style:parent-style-name="Table_20_Contents">
      <style:text-properties style:font-name="Consolas" fo:font-size="6pt" fo:font-style="normal" officeooo:rsid="0012c0c5" officeooo:paragraph-rsid="0012c0c5" style:font-size-asian="6pt" style:font-style-asian="normal" style:font-size-complex="6pt" style:font-style-complex="normal"/>
    </style:style>
    <style:style style:name="P46" style:family="paragraph" style:parent-style-name="Table_20_Contents">
      <style:text-properties style:font-name="Consolas" fo:font-size="6pt" officeooo:rsid="0029d119" officeooo:paragraph-rsid="0029d119" style:font-name-asian="NSimSun" style:font-size-asian="6pt" style:font-name-complex="Liberation Mono" style:font-size-complex="6pt"/>
    </style:style>
    <style:style style:name="P47" style:family="paragraph" style:parent-style-name="Table_20_Contents">
      <style:text-properties style:font-name="Consolas" fo:font-size="7pt" fo:font-weight="bold" officeooo:rsid="001c6c60" officeooo:paragraph-rsid="001e00f4" style:font-size-asian="7pt" style:font-weight-asian="bold" style:font-size-complex="7pt" style:font-weight-complex="bold"/>
    </style:style>
    <style:style style:name="P48" style:family="paragraph" style:parent-style-name="Table_20_Contents">
      <style:text-properties style:font-name="Consolas" fo:font-size="7pt" fo:font-weight="bold" officeooo:rsid="001c97da" officeooo:paragraph-rsid="001c97da" style:font-size-asian="7pt" style:font-weight-asian="bold" style:font-size-complex="7pt" style:font-weight-complex="bold"/>
    </style:style>
    <style:style style:name="P49" style:family="paragraph" style:parent-style-name="Table_20_Contents">
      <style:text-properties fo:font-size="6pt" officeooo:rsid="00195efe" officeooo:paragraph-rsid="001aea1c"/>
    </style:style>
    <style:style style:name="P50" style:family="paragraph" style:parent-style-name="Table_20_Contents">
      <style:text-properties fo:font-size="6pt" officeooo:paragraph-rsid="001aea1c"/>
    </style:style>
    <style:style style:name="P51" style:family="paragraph" style:parent-style-name="Table_20_Contents">
      <style:text-properties fo:font-size="6pt" officeooo:paragraph-rsid="001c0e8e"/>
    </style:style>
    <style:style style:name="P52" style:family="paragraph" style:parent-style-name="Table_20_Contents">
      <style:text-properties officeooo:paragraph-rsid="000ef5a2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6c60" officeooo:paragraph-rsid="001ecd67" style:font-size-asian="6pt" style:font-size-complex="6pt"/>
    </style:style>
    <style:style style:name="P5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style:font-size-asian="6pt" style:font-size-complex="6pt"/>
    </style:style>
    <style:style style:name="P5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1aea1c" style:font-size-asian="6pt" style:font-size-complex="6pt"/>
    </style:style>
    <style:style style:name="P5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6c6bf" style:font-size-asian="6pt" style:font-size-complex="6pt"/>
    </style:style>
    <style:style style:name="P5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9d119" style:font-size-asian="6pt" style:font-size-complex="6pt"/>
    </style:style>
    <style:style style:name="P5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7d0f6" style:font-size-asian="6pt" style:font-size-complex="6pt"/>
    </style:style>
    <style:style style:name="P6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9d119" officeooo:paragraph-rsid="0029d119" style:font-size-asian="6pt" style:font-size-complex="6pt"/>
    </style:style>
    <style:style style:name="P6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b8bcd" officeooo:paragraph-rsid="002b8bcd" style:font-size-asian="6pt" style:font-size-complex="6pt"/>
    </style:style>
    <style:style style:name="P6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ize-complex="6pt"/>
    </style:style>
    <style:style style:name="P6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cb1db" officeooo:paragraph-rsid="002cb1db" style:font-size-asian="6pt" style:font-style-asian="normal" style:font-size-complex="6pt" style:font-style-complex="normal"/>
    </style:style>
    <style:style style:name="P6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tyle-asian="normal" style:font-size-complex="6pt" style:font-style-complex="normal"/>
    </style:style>
    <style:style style:name="P6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6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9d119" style:font-name-asian="NSimSun" style:font-size-asian="6pt" style:font-name-complex="Liberation Mono" style:font-size-complex="6pt"/>
    </style:style>
    <style:style style:name="P6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6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6c6bf" style:font-size-asian="6pt" style:font-weight-asian="bold" style:font-size-complex="6pt" style:font-weight-complex="bold"/>
    </style:style>
    <style:style style:name="P6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db0fa" style:font-size-asian="6pt" style:font-weight-asian="bold" style:font-size-complex="6pt" style:font-weight-complex="bold"/>
    </style:style>
    <style:style style:name="P7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weight-asian="bold" style:font-size-complex="6pt" style:font-weight-complex="bold"/>
    </style:style>
    <style:style style:name="P7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style-asian="normal" style:font-weight-asian="bold" style:font-size-complex="6pt" style:font-style-complex="normal" style:font-weight-complex="bold"/>
    </style:style>
    <style:style style:name="P7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source code pro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source code pro" fo:letter-spacing="normal" fo:font-weight="normal"/>
    </style:style>
    <style:style style:name="T5" style:family="text">
      <style:text-properties fo:font-variant="normal" fo:text-transform="none" fo:color="#000000" style:font-name="Consolas" fo:letter-spacing="normal" fo:font-style="normal" fo:font-weight="normal" style:font-size-asian="6pt" style:font-size-complex="6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184dea" style:font-size-asian="6pt" style:font-size-complex="6pt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95efe" style:font-size-asian="6pt" style:font-size-complex="6pt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1c0e8e" style:font-size-asian="6pt" style:font-size-complex="6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style:font-size-asian="6pt" loext:padding="0cm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style:font-size-asian="6pt" loext:padding="0cm" loext:border="none"/>
    </style:style>
    <style:style style:name="T12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letter-spacing="normal" fo:font-style="normal" fo:font-weight="bold" officeooo:rsid="001ecd67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15" style:family="text">
      <style:text-properties fo:font-variant="normal" fo:text-transform="none" fo:color="#000000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style:font-name="Consolas" fo:font-size="6pt" fo:letter-spacing="normal" fo:font-style="normal" fo:font-weight="normal" officeooo:rsid="001e00f4" fo:background-color="#ffffff" loext:char-shading-value="0" style:font-size-asian="6pt" style:font-size-complex="6pt" loext:padding="0cm" loext:border="none"/>
    </style:style>
    <style:style style:name="T17" style:family="text">
      <style:text-properties fo:font-variant="normal" fo:text-transform="none" fo:color="#000000" style:font-name="Consolas" fo:font-size="6pt" fo:letter-spacing="normal" fo:font-style="normal" fo:font-weight="normal" officeooo:rsid="001ecd67" fo:background-color="#ffffff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style:font-name="Consolas" fo:font-size="6pt" fo:letter-spacing="normal" fo:font-style="italic" fo:font-weight="normal" officeooo:rsid="001c97da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style:font-name="Consolas" fo:font-size="6pt" fo:letter-spacing="normal" fo:font-style="italic" fo:font-weight="normal" officeooo:rsid="001ecd67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style:font-name="Consolas" fo:font-size="8pt" fo:letter-spacing="normal" fo:font-style="normal" fo:font-weight="bold" officeooo:rsid="001ecd67" fo:background-color="#ffffff" loext:char-shading-value="0" style:font-size-asian="8pt" style:font-weight-asian="bold" style:font-size-complex="8pt" style:font-weight-complex="bold" loext:padding="0cm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95efe"/>
    </style:style>
    <style:style style:name="T23" style:family="text">
      <style:text-properties fo:font-variant="normal" fo:text-transform="none" fo:color="#000000" fo:letter-spacing="normal" fo:font-style="normal" fo:font-weight="normal" officeooo:rsid="001c0e8e"/>
    </style:style>
    <style:style style:name="T24" style:family="text">
      <style:text-properties fo:font-variant="normal" fo:text-transform="none" fo:color="#000000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00" fo:letter-spacing="normal" fo:font-style="normal" fo:font-weight="normal" officeooo:rsid="001ecd67" fo:background-color="#ffffff" loext:char-shading-value="0" loext:padding="0cm" loext:border="none"/>
    </style:style>
    <style:style style:name="T26" style:family="text">
      <style:text-properties fo:font-variant="normal" fo:text-transform="none" fo:color="#000000" style:text-line-through-style="solid" style:text-line-through-type="single" fo:letter-spacing="normal" fo:font-style="normal" fo:font-weight="normal" officeooo:rsid="001c0e8e"/>
    </style:style>
    <style:style style:name="T27" style:family="text">
      <style:text-properties fo:font-variant="normal" fo:text-transform="none" fo:color="#333333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ef971" style:font-style-asian="italic" style:font-style-complex="italic"/>
    </style:style>
    <style:style style:name="T31" style:family="text">
      <style:text-properties officeooo:rsid="0012fa9f"/>
    </style:style>
    <style:style style:name="T32" style:family="text">
      <style:text-properties officeooo:rsid="0013d60d"/>
    </style:style>
    <style:style style:name="T33" style:family="text">
      <style:text-properties officeooo:rsid="00184dea"/>
    </style:style>
    <style:style style:name="T34" style:family="text">
      <style:text-properties officeooo:rsid="00195efe"/>
    </style:style>
    <style:style style:name="T35" style:family="text">
      <style:text-properties officeooo:rsid="001c97da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1c6c60" style:font-size-asian="8pt" style:font-size-complex="8pt"/>
    </style:style>
    <style:style style:name="T38" style:family="text">
      <style:text-properties officeooo:rsid="001ecd67"/>
    </style:style>
    <style:style style:name="T39" style:family="text">
      <style:text-properties officeooo:rsid="002343c4"/>
    </style:style>
    <style:style style:name="T40" style:family="text">
      <style:text-properties officeooo:rsid="00247869"/>
    </style:style>
    <style:style style:name="T41" style:family="text">
      <style:text-properties officeooo:rsid="0026e7d5"/>
    </style:style>
    <style:style style:name="T42" style:family="text">
      <style:text-properties style:font-name="arial"/>
    </style:style>
    <style:style style:name="T43" style:family="text">
      <style:text-properties style:font-name="arial" officeooo:rsid="0026e7d5"/>
    </style:style>
    <style:style style:name="T44" style:family="text">
      <style:text-properties style:font-name="arial" fo:font-style="italic" style:font-style-asian="italic" style:font-style-complex="italic"/>
    </style:style>
    <style:style style:name="T45" style:family="text">
      <style:text-properties style:font-name="arial" fo:font-style="italic" officeooo:rsid="0026e7d5" style:font-style-asian="italic" style:font-style-complex="italic"/>
    </style:style>
    <style:style style:name="T46" style:family="text">
      <style:text-properties style:font-name="arial" officeooo:rsid="002db0fa" style:font-style-asian="normal" style:font-style-complex="normal"/>
    </style:style>
    <style:style style:name="T47" style:family="text">
      <style:text-properties style:font-name="arial" officeooo:rsid="002db0fa"/>
    </style:style>
    <style:style style:name="T48" style:family="text">
      <style:text-properties style:font-name="arial" fo:font-weight="bold" style:font-weight-asian="bold" style:font-weight-complex="bold"/>
    </style:style>
    <style:style style:name="T49" style:family="text">
      <style:text-properties style:font-name="arial" fo:font-weight="bold" officeooo:rsid="0026e7d5" style:font-weight-asian="bold" style:font-weight-complex="bold"/>
    </style:style>
    <style:style style:name="T50" style:family="text">
      <style:text-properties style:font-name="arial" style:font-weight-asian="normal" style:font-weight-complex="normal"/>
    </style:style>
    <style:style style:name="T51" style:family="text">
      <style:text-properties style:font-name="arial" officeooo:rsid="0026e7d5" style:font-weight-asian="normal" style:font-weight-complex="normal"/>
    </style:style>
    <style:style style:name="T52" style:family="text">
      <style:text-properties officeooo:rsid="0029d119"/>
    </style:style>
    <style:style style:name="T53" style:family="text">
      <style:text-properties officeooo:rsid="002b8bcd"/>
    </style:style>
    <style:style style:name="T54" style:family="text">
      <style:text-properties officeooo:rsid="002cb1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ext:p text:style-name="P1">PROSTY ENUM</text:p>
                </table:table-cell>
              </table:table-row>
              <table:table-row>
                <table:table-cell table:style-name="Tabela2.A2" office:value-type="string">
                  <text:p text:style-name="P4">public enum MealEnum1</text:p>
                  <text:p text:style-name="P4">{</text:p>
                  <text:p text:style-name="P4"><text:s text:c="2"/>PIZZA,</text:p>
                  <text:p text:style-name="P4"><text:s text:c="2"/>HAMBURGER;</text:p>
                  <text:p text:style-name="P4">}</text:p>
                  <text:p text:style-name="P6">toString(): PIZZA</text:p>
                  <text:p text:style-name="P6">name(): PIZZA</text:p>
                  <text:p text:style-name="P6">ordinal: 0;</text:p>
                </table:table-cell>
              </table:table-row>
              <table:table-row>
                <table:table-cell table:style-name="Tabela2.A2" office:value-type="string">
                  <text:p text:style-name="P2">ENUM Z WARTOŚCIAMI</text:p>
                </table:table-cell>
              </table:table-row>
              <table:table-row>
                <table:table-cell table:style-name="Tabela2.A2" office:value-type="string">
                  <text:p text:style-name="P5">public enum MealEnum3</text:p>
                  <text:p text:style-name="P5">{</text:p>
                  <text:p text:style-name="P5"><text:s text:c="2"/>PIZZA("P"),</text:p>
                  <text:p text:style-name="P5"><text:s text:c="2"/>HAMBURGER("H"); <text:s text:c="3"/></text:p>
                  <text:p text:style-name="P5"><text:s text:c="2"/></text:p>
                  <text:p text:style-name="P5"><text:s text:c="2"/>private String value;</text:p>
                  <text:p text:style-name="P5"><text:s text:c="4"/></text:p>
                  <text:p text:style-name="P5"><text:s text:c="2"/>public String getValue() {</text:p>
                  <text:p text:style-name="P5"><text:s text:c="4"/>return value;</text:p>
                  <text:p text:style-name="P5"><text:s text:c="2"/>}</text:p>
                  <text:p text:style-name="P5"><text:s text:c="2"/>MealEnum3(String val){</text:p>
                  <text:p text:style-name="P5"><text:s text:c="4"/>value = val;</text:p>
                  <text:p text:style-name="P5"><text:s text:c="2"/>}</text:p>
                  <text:p text:style-name="P5">}</text:p>
                  <text:p text:style-name="P7">getValue(): „P”</text:p>
                </table:table-cell>
              </table:table-row>
            </table:table>
            <text:p text:style-name="P14"/>
          </table:table-cell>
          <table:table-cell table:style-name="Tabela1.B1" table:number-columns-spanned="2" office:value-type="string"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15">ARRAYS</text:p>
                </table:table-cell>
              </table:table-row>
              <table:table-row>
                <table:table-cell table:style-name="Tabela4.A2" office:value-type="string">
                  <text:p text:style-name="P28">String[] stArr1 = new String[2];</text:p>
                  <text:p text:style-name="P28"/>
                  <text:p text:style-name="P28">Arrays.fill(stArr1, "c");</text:p>
                  <text:p text:style-name="P28"/>
                  <text:p text:style-name="P28">String[] stArr2 = {"a", "b"};</text:p>
                  <text:p text:style-name="P28"/>
                  <text:p text:style-name="P30">List&lt;String&gt; stLst2 = Arrays.asList(new String[]{"a", "b"}); <text:span text:style-name="T29">//!! </text:span><text:span text:style-name="T30">Rozmiar listy fixed !!</text:span></text:p>
                  <text:p text:style-name="P30"/>
                  <text:p text:style-name="P30">Stream.of(stArr1). …</text:p>
                  <text:p text:style-name="P30"/>
                  <text:p text:style-name="P30"><text:span text:style-name="T1">Arrays.equals(x, y) </text:span><text:span text:style-name="T2">// Tylko dla one dimension! True gdy dokładnie takie same elementy. Dla obiektów sprawdza adresy.</text:span></text:p>
                  <text:p text:style-name="P30"><text:span text:style-name="T1">Arrays.deepEquals(x, y) </text:span><text:span text:style-name="T2">// Także multi dimension, bo sprawdza w głąb.</text:span></text:p>
                  <text:p text:style-name="P30"><text:span text:style-name="T1"/></text:p>
                  <text:p text:style-name="P31"><text:span text:style-name="T1">Arrays.stream(x [, startInclusive[, endExclusive]]). </text:span><text:span text:style-name="T2">//abcde: 2,2=’’; 2,4=’cd’; liczone od ‘0’</text:span></text:p>
                  <text:p text:style-name="P31"><text:span text:style-name="T1">Arrays.stream(x , start, x.length)</text:span></text:p>
                  <text:p text:style-name="P31"><text:span text:style-name="T1"/></text:p>
                  <text:p text:style-name="P32"><text:span text:style-name="T1">Arrays.stream(intArr1).forEach(a -&gt; System.out.print(a+",")); </text:span><text:span text:style-name="T2">//intArr1 to obiekty Integer</text:span></text:p>
                  <text:p text:style-name="P32"><text:span text:style-name="T2"/></text:p>
                  <text:p text:style-name="P45"><text:span text:style-name="T4">BinaryOperator&lt;Integer&gt; op1 = (a, b) -&gt; a + b + 1;</text:span></text:p>
                  <text:p text:style-name="P45"><text:span text:style-name="T4">Arrays.parallelPrefix(intArr1, 2, 5, op1); </text:span><text:span text:style-name="T2">//1 2 3 </text:span><text:span text:style-name="T3">4 5</text:span><text:span text:style-name="T2"> 6 → 1 2 3 </text:span><text:span text:style-name="T3">8 14</text:span><text:span text:style-name="T2"> 6</text:span></text:p>
                </table:table-cell>
              </table:table-row>
            </table:table>
            <text:p text:style-name="P52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table:number-columns-spanned="2" office:value-type="string">
                  <text:p text:style-name="P16">LITERAŁY</text:p>
                </table:table-cell>
                <table:covered-table-cell/>
              </table:table-row>
              <table:table-row>
                <table:table-cell table:style-name="Tabela5.A2" office:value-type="string">
                  <text:p text:style-name="P38">Liczby pomijają „_” rozdzielący tysiące</text:p>
                  <text:p text:style-name="P39"><text:span text:style-name="T33">int/Int – domyślny – brak litery</text:span></text:p>
                  <text:p text:style-name="P40"><text:span text:style-name="T33">Long – dla Long konieczne l/L</text:span></text:p>
                  <text:p text:style-name="P40"><text:span text:style-name="T33">long - dla long niekonieczne</text:span></text:p>
                  <text:p text:style-name="P50"><text:span text:style-name="T6">Float –</text:span><text:span text:style-name="T7"> </text:span><text:span text:style-name="T8">dla Float </text:span><text:span text:style-name="T7">konieczne f/F</text:span></text:p>
                  <text:p text:style-name="P51"><text:span text:style-name="T6">float </text:span><text:span text:style-name="T8">- dla float niekonieczne</text:span></text:p>
                  <text:p text:style-name="P49"><text:span text:style-name="T6">d</text:span><text:span text:style-name="T5">ouble/Double – domyślny – możliwe </text:span><text:span text:style-name="T8">d</text:span><text:span text:style-name="T5">/</text:span><text:span text:style-name="T8">D, </text:span></text:p>
                  <text:p text:style-name="P49"><text:span text:style-name="T5"/></text:p>
                  <text:p text:style-name="P38"><text:span text:style-name="T21">\b → \u0008: backspace BS </text:span></text:p>
                  <text:p text:style-name="P38"><text:span text:style-name="T21">\t → \u0009: horizontal tab HT </text:span></text:p>
                  <text:p text:style-name="P38"><text:span text:style-name="T21">\n → \u000a: linefeed LF </text:span></text:p>
                  <text:p text:style-name="P38"><text:span text:style-name="T21">\f → \u000c: form feed FF </text:span></text:p>
                  <text:p text:style-name="P38"><text:span text:style-name="T21">\r → \u000d: carriage return CR </text:span></text:p>
                  <text:p text:style-name="P38"><text:span text:style-name="T21">\" → \u0022: double quote " </text:span></text:p>
                  <text:p text:style-name="P38"><text:span text:style-name="T21">\' → \u0027: single quote ' </text:span></text:p>
                  <text:p text:style-name="P38"><text:span text:style-name="T21">\\ → \u005c: backslash \ </text:span></text:p>
                </table:table-cell>
                <table:table-cell table:style-name="Tabela5.B2" office:value-type="string">
                  <text:p text:style-name="P38"><text:span text:style-name="T21">1_1 → 11, 12_344 → 12344</text:span></text:p>
                  <text:p text:style-name="P39"><text:span text:style-name="T21">2, 0372, 0xDada_Cafe</text:span></text:p>
                  <text:p text:style-name="P39"><text:span text:style-name="T21">0</text:span><text:span text:style-name="T23">L</text:span><text:span text:style-name="T21">, 0777L, 0xC0B0L, </text:span><text:span text:style-name="T26">123</text:span></text:p>
                  <text:p text:style-name="P41"><text:span text:style-name="T21">jw. + 123</text:span></text:p>
                  <text:p text:style-name="P39"><text:span text:style-name="T21">1e1f, 2.f, .3f, 0f, 3.14f, 6.027e+3f</text:span><text:span text:style-name="T22">3, </text:span><text:span text:style-name="T26">0.123</text:span></text:p>
                  <text:p text:style-name="P41"><text:span text:style-name="T22">jw.</text:span><text:span text:style-name="T21"> + 0.123</text:span></text:p>
                  <text:p text:style-name="P56"><text:span text:style-name="T34">1e1, 2., .3, 0.0, 1D, 3.14, 1e-9d, 1e137</text:span></text:p>
                  <text:p text:style-name="P39"><text:span text:style-name="T22"/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ela1.3">
          <table:table-cell table:style-name="Tabela1.A2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44"/>
                </table:table-cell>
              </table:table-row>
              <table:table-row>
                <table:table-cell table:style-name="Tabela3.A2" office:value-type="string">
                  <text:p text:style-name="P37"/>
                </table:table-cell>
              </table:table-row>
            </table:table>
            <text:p text:style-name="P29"/>
          </table:table-cell>
          <table:table-cell table:style-name="Tabela1.B2" table:number-columns-spanned="2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17">toString()</text:p>
                </table:table-cell>
              </table:table-row>
              <table:table-row table:style-name="Tabela6.2">
                <table:table-cell table:style-name="Tabela6.A2" office:value-type="string">
                  <text:p text:style-name="P33">Obiekty liczbowe = typy proste</text:p>
                  <text:p text:style-name="P33">int x = 3; → ‘3’</text:p>
                  <text:p text:style-name="P33">double/<text:span text:style-name="T31">float</text:span> x = 3; → ‘3.<text:span text:style-name="T31">0’</text:span></text:p>
                  <text:p text:style-name="P34">double/<text:span text:style-name="T31">float</text:span> x = 3.<text:span text:style-name="T31">00</text:span>; → ‘3.<text:span text:style-name="T31">0’</text:span></text:p>
                  <text:p text:style-name="P35">float 3.0000001; → ‘3.0000001’</text:p>
                  <text:p text:style-name="P35">float 3.00000001; → ‘3.0’ </text:p>
                  <text:p text:style-name="P35"/>
                  <text:p text:style-name="P36">int[] a1 = new int[2]; → [I@641856</text:p>
                  <text:p text:style-name="P36">Integer[] a2 = new Integer[2]; → [Ljava.lang.Integer;@1b58ff9e</text:p>
                  <text:p text:style-name="P35"/>
                  <text:p text:style-name="P35">Object x = null; → ‘null’</text:p>
                  <text:p text:style-name="P36">TestClass t1 = new TestClass(); → <text:s/>[package].<text:a xlink:type="simple" xlink:href="mailto:ToStringTest$TestClass@641856" text:style-name="Internet_20_link" text:visited-style-name="Visited_20_Internet_20_Link">ToStringTest$TestClass@641856</text:a></text:p>
                  <text:p text:style-name="P36"/>
                  <text:p text:style-name="P36">@Override</text:p>
                  <text:p text:style-name="P36">public String toString() {</text:p>
                  <text:p text:style-name="P36"><text:s text:c="2"/>return "...”;</text:p>
                  <text:p text:style-name="P36">}</text:p>
                </table:table-cell>
              </table:table-row>
            </table:table>
            <text:p text:style-name="P29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18">TransactionT<text:span text:style-name="T38">e</text:span>mplate</text:p>
                </table:table-cell>
              </table:table-row>
              <table:table-row>
                <table:table-cell table:style-name="Tabela7.A2" office:value-type="string">
                  <text:p text:style-name="P11"><text:span text:style-name="Source_20_Text"><text:span text:style-name="T10">* TransactionTemplate </text:span></text:span><text:span text:style-name="Source_20_Text"><text:span text:style-name="T11">TT</text:span></text:span><text:span text:style-name="Source_20_Text"><text:span text:style-name="T10"> może przeplatać się z @Transactional (zakładam, ze ob mają ten sam PlatformTransactionManager)</text:span></text:span></text:p>
                  <text:p text:style-name="P47"><text:span text:style-name="Source_20_Text"><text:span text:style-name="T15">* W Lambda </text:span></text:span><text:span text:style-name="Source_20_Text"><text:span text:style-name="T16">można wywoływać @Transactional i będą respektować typy PROPAGATION</text:span></text:span></text:p>
                  <text:p text:style-name="P47"><text:span text:style-name="Source_20_Text"><text:span text:style-name="T16">* </text:span></text:span><text:span text:style-name="Source_20_Text"><text:span text:style-name="T17">TT samoczynnie wykonuje na koniec Commit lub Rollback</text:span></text:span></text:p>
                  <text:p text:style-name="P47"><text:span text:style-name="Source_20_Text"><text:span text:style-name="T16"/></text:span></text:p>
                  <text:p text:style-name="P47">Wykonuje kod pod transakcją</text:p>
                  <text:p text:style-name="P42">@Autowired<text:tab/>TransactionTemplate tt;</text:p>
                  <text:p text:style-name="P43">@Autowired<text:tab/>EntityManager em;</text:p>
                  <text:p text:style-name="P42">…</text:p>
                  <text:p text:style-name="P42">tt.execute( status → {</text:p>
                  <text:p text:style-name="P42"><text:span text:style-name="T32"><text:s text:c="2"/></text:span>em...</text:p>
                  <text:p text:style-name="P42"><text:s text:c="2"/>return null; <text:span text:style-name="T35">- zwracanie wartości jest konieczne</text:span></text:p>
                  <text:p text:style-name="P42">});</text:p>
                  <text:p text:style-name="P43">status.setRollbackOnly(); //ustawia rollback</text:p>
                  <text:p text:style-name="P43"/>
                  <text:p text:style-name="P48">Customowa inicjalizacji <text:span text:style-name="T37">TransactionT</text:span><text:span text:style-name="T36">e</text:span><text:span text:style-name="T37">mplate</text:span></text:p>
                  <text:p text:style-name="P12"><text:span text:style-name="Source_20_Text"><text:span text:style-name="T18">* PlatformTransactionManager wpływa na transakcje, czyli jeśli będą różne dla różnych </text:span></text:span><text:span text:style-name="Source_20_Text"><text:span text:style-name="T19">TT</text:span></text:span><text:span text:style-name="Source_20_Text"><text:span text:style-name="T18">, to mogą być problemy z transakcjami działającymi równocześnie (REQUIRES_NEW)</text:span></text:span></text:p>
                  <text:p text:style-name="P10"><text:span text:style-name="Source_20_Text"><text:span text:style-name="T10"/></text:span></text:p>
                  <text:p text:style-name="P12"><text:span text:style-name="Source_20_Text"><text:span text:style-name="T15">@Autowired private PlatformTransactionManager tm;</text:span></text:span></text:p>
                  <text:p text:style-name="P12"><text:span text:style-name="Source_20_Text"><text:span text:style-name="T15">…</text:span></text:span></text:p>
                  <text:p text:style-name="P12"><text:span text:style-name="Source_20_Text"><text:span text:style-name="T15">transactionTemplate =</text:span></text:span><text:span text:style-name="Source_20_Text"><text:span text:style-name="T27"> new </text:span></text:span><text:span text:style-name="Source_20_Text"><text:span text:style-name="T15">TransactionTemplate(tm);</text:span></text:span></text:p>
                  <text:p text:style-name="P12"><text:span text:style-name="Source_20_Text"><text:span text:style-name="T14">transactionTemplate.setIsolationLevel(TransactionDefinition.ISOLATION_REPEATABLE_READ);</text:span></text:span></text:p>
                  <text:p text:style-name="P12"><text:span text:style-name="Source_20_Text"><text:span text:style-name="T14">transactionTemplate.setPropagationBehavior(TransactionDefinition.PROPAGATION_REQUIRES_NEW); </text:span></text:span></text:p>
                  <text:p text:style-name="P12"><text:span text:style-name="Source_20_Text"><text:span text:style-name="T14">transactionTemplate.setTimeout(</text:span></text:span><text:span text:style-name="Source_20_Text"><text:span text:style-name="T15">1000);</text:span></text:span></text:p>
                  <text:p text:style-name="P8"><text:span text:style-name="Source_20_Text"><text:span text:style-name="T15">transactionTemplate.setReadOnly(true); //ustawia optymalizację do transakcji read-only</text:span></text:span></text:p>
                  <text:p text:style-name="P53"><text:span text:style-name="Source_20_Text"><text:span text:style-name="T20">Commit / Rollback</text:span></text:span></text:p>
                  <text:p text:style-name="P53"><text:span text:style-name="Source_20_Text"><text:span text:style-name="T13">* Po wymuszeniu Commit lub Rollback nie można kontynuować wlewania w zakończonej transakcji</text:span></text:span></text:p>
                  <text:p text:style-name="P13"><text:span text:style-name="Source_20_Text"><text:span text:style-name="T15">@Autowired private PlatformTransactionManager tm;</text:span></text:span></text:p>
                  <text:p text:style-name="P9"><text:span text:style-name="Source_20_Text"><text:span text:style-name="T9">…</text:span></text:span></text:p>
                  <text:p text:style-name="P54"><text:soft-page-break/><text:span text:style-name="Source_20_Text"><text:span text:style-name="T9">status → {… </text:span></text:span></text:p>
                  <text:p text:style-name="P54"><text:span text:style-name="Source_20_Text"><text:span text:style-name="T9"><text:s text:c="2"/></text:span></text:span><text:span text:style-name="Source_20_Text"><text:span text:style-name="T12">tm</text:span></text:span><text:span text:style-name="Source_20_Text"><text:span text:style-name="T9">.rollback(status); </text:span></text:span></text:p>
                  <text:p text:style-name="P54"><text:span text:style-name="Source_20_Text"><text:span text:style-name="T12">}</text:span></text:span></text:p>
                </table:table-cell>
              </table:table-row>
            </table:table>
            <text:p text:style-name="P29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20">Generics</text:p>
                </table:table-cell>
              </table:table-row>
              <table:table-row>
                <table:table-cell table:style-name="Tabela8.A2" office:value-type="string">
                  <text:p text:style-name="P23"><text:span text:style-name="T28">Postawy. </text:span></text:p>
                  <text:p text:style-name="P23">T rozszerza String i implementuje Iterator</text:p>
                  <text:p text:style-name="P24">public static &lt;T extends String<text:span text:style-name="T39">{klasa}</text:span> <text:span text:style-name="T39">&amp; Iterator{interface}</text:span>, W&gt; void GenericTest1(T t, W w) {...}<text:tab/></text:p>
                  <text:p text:style-name="P24"/>
                  <text:p text:style-name="P26">? <text:span text:style-name="T39">- wildcard</text:span></text:p>
                  <text:p text:style-name="P22">W Java Każda klasa (X) pochodzi od Object, ale List&lt;X&gt; NIE POCHODZI od List&lt;Object&gt;, dlatego <text:span text:style-name="T40">za &lt;T extends List&lt;Object&gt;&gt; NIE MOŻNA podstawić np. List&lt;String&gt;. Można to pominąć używając „?”</text:span></text:p>
                  <text:p text:style-name="P25">public void genericTest2(List&lt;? extends Object&gt; t) {...}</text:p>
                  <text:p text:style-name="P21"/>
                </table:table-cell>
              </table:table-row>
            </table:table>
            <text:p text:style-name="P29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19">Interfejsy funkcyjne <text:span text:style-name="T54">(IF)</text:span></text:p>
                </table:table-cell>
              </table:table-row>
              <table:table-row>
                <table:table-cell table:style-name="Tabela9.A2" office:value-type="string">
                  <text:p text:style-name="P60">java.util.function.*</text:p>
                  <text:p text:style-name="P60"/>
                  <text:p text:style-name="P68">Definiowanie funkcji</text:p>
                  <text:p text:style-name="P57">Function&lt;Integer, Integer&gt; funct = i -&gt; i++; </text:p>
                  <text:p text:style-name="P57"/>
                  <text:p text:style-name="P69">Używanie <text:span text:style-name="T46">FI</text:span></text:p>
                  <text:p text:style-name="P58">public void funcIntTest(Function&lt;Integer, Integer&gt; f, Integer a, Integer b) {</text:p>
                  <text:p text:style-name="P57"><text:s text:c="2"/>b = f.apply(a); /<text:span text:style-name="T41">Każdy interface ma własną funkcję, „Function” ma „apply”</text:span></text:p>
                  <text:p text:style-name="P57">}</text:p>
                  <text:p text:style-name="P57">...</text:p>
                  <text:p text:style-name="P58">funcIntTest<text:span text:style-name="T52">(func, 1, 2);</text:span></text:p>
                  <text:p text:style-name="P61">funcIntTest(i -&gt; i++, 1, 2);</text:p>
                  <text:p text:style-name="P57"/>
                  <text:p text:style-name="P71">Implementacja <text:span text:style-name="T47">FI</text:span></text:p>
                  <text:p text:style-name="P63">class ImplPredicateInteger implements Predicate&lt;Integer&gt;{</text:p>
                  <text:p text:style-name="P63"><text:s text:c="2"/>@Override</text:p>
                  <text:p text:style-name="P63"><text:s text:c="2"/>public boolean test(Integer t) {...}<text:tab/><text:tab/></text:p>
                  <text:p text:style-name="P63">}</text:p>
                  <text:p text:style-name="P63"><text:tab/></text:p>
                  <text:p text:style-name="P63">class ImplPredicateT&lt;T&gt; implements Predicate&lt;T&gt;{</text:p>
                  <text:p text:style-name="P63"><text:s text:c="2"/>@Override</text:p>
                  <text:p text:style-name="P63"><text:s text:c="2"/>public boolean test(T arg0) {...}<text:tab/><text:tab/></text:p>
                  <text:p text:style-name="P63">}</text:p>
                  <text:p text:style-name="P57"/>
                  <text:p text:style-name="P70"><text:span text:style-name="T46">FI</text:span> dostarczone z Java</text:p>
                  <table:table table:name="Tabela10" table:style-name="Tabela10">
                    <table:table-column table:style-name="Tabela10.A"/>
                    <table:table-column table:style-name="Tabela10.B"/>
                    <table:table-row table:style-name="Tabela10.1">
                      <table:table-cell table:style-name="Tabela10.A1" office:value-type="string">
                        <text:p text:style-name="P66">Function&lt;T,R&gt;</text:p>
                      </table:table-cell>
                      <table:table-cell table:style-name="Tabela10.A1" office:value-type="string">
                        <text:p text:style-name="P66"><text:span text:style-name="T41">R=apply(T) - przyjmyje obiekt T i Oddaje R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67">BiFunction&lt;T,R,U&gt;</text:p>
                      </table:table-cell>
                      <table:table-cell table:style-name="Tabela10.A1" office:value-type="string">
                        <text:p text:style-name="P67">jak Function, ale przyjmyje 2 obiekty</text:p>
                      </table:table-cell>
                    </table:table-row>
                    <table:table-row>
                      <table:table-cell table:style-name="Tabela10.A1" office:value-type="string">
                        <text:p text:style-name="P67"><text:span text:style-name="T43">UnaryOperator&lt;T&gt;</text:span></text:p>
                      </table:table-cell>
                      <table:table-cell table:style-name="Tabela10.A1" office:value-type="string">
                        <text:p text:style-name="P67"><text:span text:style-name="T42">jak function, ale T = R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67"><text:span text:style-name="T42">Binary</text:span><text:span text:style-name="T43">Operator&lt;T&gt;</text:span></text:p>
                      </table:table-cell>
                      <table:table-cell table:style-name="Tabela10.A1" office:value-type="string">
                        <text:p text:style-name="P67"><text:span text:style-name="T42">jak </text:span>BiFunction<text:span text:style-name="T42">, ale T = R = U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66"><text:span text:style-name="T42">Predicate</text:span><text:span text:style-name="T43">&lt;T&gt;</text:span></text:p>
                      </table:table-cell>
                      <table:table-cell table:style-name="Tabela10.A1" office:value-type="string">
                        <text:p text:style-name="P66"><text:span text:style-name="T45">bool</text:span><text:span text:style-name="T43">=test(T) – przyjmuje obiekt T i oddaje </text:span><text:span text:style-name="T45">boolean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46">Supplier&lt;T&gt;</text:p>
                      </table:table-cell>
                      <table:table-cell table:style-name="Tabela10.A1" office:value-type="string">
                        <text:p text:style-name="P46">T=get() - nie przyjmuje, ale oddaje, taki generator</text:p>
                      </table:table-cell>
                    </table:table-row>
                    <table:table-row>
                      <table:table-cell table:style-name="Tabela10.A1" office:value-type="string">
                        <text:p text:style-name="P46">Consumer&lt;T&gt;</text:p>
                      </table:table-cell>
                      <table:table-cell table:style-name="Tabela10.A1" office:value-type="string">
                        <text:p text:style-name="P46">void=accept(T) – przyjmuje i coś robi, ale nic nie oddaje</text:p>
                      </table:table-cell>
                    </table:table-row>
                  </table:table>
                  <text:p text:style-name="P57"/>
                  <text:p text:style-name="P72"><text:span text:style-name="T43">T</text:span><text:span text:style-name="T42">worzenie nowego FI</text:span></text:p>
                  <text:p text:style-name="P64"><text:span text:style-name="T42">@FunctionalInterface</text:span></text:p>
                  <text:p text:style-name="P64"><text:span text:style-name="T42">public interface CustomFunctionalInterface&lt;T&gt; {</text:span></text:p>
                  <text:p text:style-name="P64"><text:span text:style-name="T42"><text:tab/>public T change(T t);</text:span></text:p>
                  <text:p text:style-name="P65"><text:span text:style-name="T42">}</text:span></text:p>
                  <text:p text:style-name="P72"><text:span text:style-name="T42"/></text:p>
                  <text:p text:style-name="P64"><text:span text:style-name="T42">@FunctionalInterface</text:span></text:p>
                  <text:p text:style-name="P64"><text:span text:style-name="T42">public interface CustomFunctionalInterface&lt;T&gt; {</text:span></text:p>
                  <text:p text:style-name="P64"><text:span text:style-name="T42"><text:tab/>public T change(T t);</text:span></text:p>
                  <text:p text:style-name="P64"><text:span text:style-name="T42">}</text:span></text:p>
                  <text:p text:style-name="P59"/>
                  <text:p text:style-name="P62"><text:span text:style-name="T51">U</text:span><text:span text:style-name="T50">życie</text:span><text:span text:style-name="T42"> </text:span></text:p>
                  <text:p text:style-name="P62"><text:span text:style-name="T42">CustomFunctionalInterface ff ↔ CustomFunctionalInterface&lt;Object&gt; ff</text:span></text:p>
                  <text:p text:style-name="P62"><text:span text:style-name="T42">CustomFunctionalInterface&lt;String&gt; ff</text:span></text:p>
                  <text:p text:style-name="P55"/>
                  <text:p text:style-name="P27"/>
                </table:table-cell>
              </table:table-row>
            </table:table>
            <text:p text:style-name="P29"/>
          </table:table-cell>
          <table:covered-table-cell/>
        </table:table-row>
        <table:table-row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monospace" svg:font-family="monospace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style:shadow="none" text:number-lines="false" text:line-number="0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55:40.661000000</meta:creation-date>
    <dc:date>2019-11-10T21:17:35.774000000</dc:date>
    <meta:editing-duration>PT2H20M6S</meta:editing-duration>
    <meta:editing-cycles>11</meta:editing-cycles>
    <meta:generator>LibreOffice/5.2.3.3$Windows_x86 LibreOffice_project/d54a8868f08a7b39642414cf2c8ef2f228f780cf</meta:generator>
    <meta:document-statistic meta:table-count="10" meta:image-count="0" meta:object-count="0" meta:page-count="2" meta:paragraph-count="160" meta:word-count="681" meta:character-count="5047" meta:non-whitespace-character-count="4436"/>
  </office:meta>
</office:document-meta>
</file>